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2" style:family="paragraph" style:parent-style-name="Default">
      <style:paragraph-properties style:text-autospace="non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1">
      <style:paragraph-properties fo:margin-left="1.058cm" fo:margin-right="0cm" fo:margin-top="0cm" fo:margin-bottom="0cm" style:line-height-at-least="0.529cm" fo:orphans="2" fo:widows="2" fo:text-indent="0cm" style:auto-text-indent="false" fo:background-color="#fdfdfd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fo:color="#000000" style:font-name="Times New Roman" fo:font-size="12pt" fo:letter-spacing="normal" fo:font-style="italic" fo:font-weight="normal" fo:background-color="#ffffff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-e permite usar caracteres especiales como "/n"</text:h>
      <text:p text:style-name="P14">awk <text:s/>"NF{print $NF}" FS="/" </text:p>
      <text:p text:style-name="P14">NF escoges el ultimo campo, el delimitador predeterminado es espacio, que con FS lo cambias <text:s/>a /</text:p>
      <text:h text:style-name="P11" text:outline-level="1"/>
      <text:h text:style-name="P11" text:outline-level="1"/>
      <text:h text:style-name="P11" text:outline-level="1"/>
      <text:h text:style-name="P11" text:outline-level="1">Permisos especiales en Linux: Sticky Bit, SUID y SGID</text:h>
      <text:p text:style-name="P1">Sticky: permite que todos puedan ver y modificar el archivo pero no borrar, se puede usar en el directorio tmp.</text:p>
      <text:p text:style-name="P1">SUID:Perimte que cualquiera pueda modificar el archivo como su fuera usuario, se puede usar en el passwd, que modifica indirectamente el shadow, algo que normalmente el usuario no podría hacer.</text:p>
      <text:p text:style-name="P1">SGID: Permite que cualquiera pueda modificar como si fuera de grupo, se suele hacer en un directorio el el que hay varios usuarios agregando contenido.</text:p>
      <text:p text:style-name="P1"/>
      <text:p text:style-name="P1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2"><text:span text:style-name="T1">actualmente el </text:span><text:span text:style-name="Emphasis"><text:span text:style-name="T8">sticky bit</text:span></text:span><text:span text:style-name="T4"> </text:span><text:span text:style-name="T1">se utiliza sobre directorios.</text:span><text:span text:style-name="T9"> </text:span><text:span text:style-name="T1">comúnmente es utilizado para «/tmp»</text:span><text:span text:style-name="T9"> </text:span></text:p>
      <text:p text:style-name="P3"/>
      <text:p text:style-name="P8">chmod 1775 test</text:p>
      <text:p text:style-name="P5">O bien</text:p>
      <text:list xml:id="list6146034678443999125" text:style-name="L1">
        <text:list-item>
          <text:p text:style-name="P15">chmod +t /test <text:span text:style-name="T6">#para activar sticky bit</text:span></text:p>
        </text:list-item>
        <text:list-item>
          <text:p text:style-name="P15">chmod -t /test <text:span text:style-name="T6">#para desactivar sticky bit</text:span></text:p>
        </text:list-item>
      </text:list>
      <text:p text:style-name="P3"/>
      <text:p text:style-name="P3"/>
      <text:h text:style-name="P9" text:outline-level="3">SUID</text:h>
      <text:p text:style-name="P7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6"/>
      <text:p text:style-name="P8"><text:span text:style-name="T7">[</text:span>david<text:span text:style-name="T7">@</text:span>servcentos <text:span text:style-name="T7">test]</text:span>$ <text:span text:style-name="T7">chmod</text:span> 4775 hello.sh</text:p>
      <text:p text:style-name="P3"/>
      <text:h text:style-name="P9" text:outline-level="3">SGID</text:h>
      <text:p text:style-name="P7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6"/>
      <text:p text:style-name="P8"><text:span text:style-name="T7">chmod</text:span> 2555 "fichero"</text:p>
      <text:p text:style-name="P3"/>
      <text:p text:style-name="P3"/>
      <text:p text:style-name="P3">SCRIPT</text:p>
      <text:p text:style-name="P3"/>
      <text:p text:style-name="P3">Comienza con con #!/bin/bash</text:p>
      <text:p text:style-name="P3"/>
      <text:p text:style-name="P3">Variables</text:p>
      <text:p text:style-name="P3"><text:soft-page-break/>nombre = 'Juan'</text:p>
      <text:p text:style-name="P3">echo "Hola, nombre"</text:p>
      <text:p text:style-name="P3"/>
      <text:p text:style-name="P3">Los parametros se referencian con $1 hasta $9</text:p>
      <text:p text:style-name="P3">$* devuelve los parametros separados por espacios</text:p>
      <text:p text:style-name="P3">$@ parametros en array</text:p>
      <text:p text:style-name="P3">$# numero de parametros</text:p>
      <text:p text:style-name="P3">$0 nombre del scrip</text:p>
      <text:p text:style-name="P3"/>
      <text:p text:style-name="P3">Ejemplo: para.sh pepe juan manolo</text:p>
      <text:p text:style-name="P3"/>
      <text:p text:style-name="P3">IF</text:p>
      <text:p text:style-name="P4"/>
      <text:p text:style-name="P12">if["codicion"];then</text:p>
      <text:p text:style-name="P13">"comandos"</text:p>
      <text:p text:style-name="P12"><text:span text:style-name="T10">[elif</text:span><text:span text:style-name="T10">"condicion"</text:span><text:span text:style-name="T10">then</text:span></text:p>
      <text:p text:style-name="P13">"comandos"]</text:p>
      <text:p text:style-name="P13">[else</text:p>
      <text:p text:style-name="P13">"comandos"]</text:p>
      <text:p text:style-name="P13">fi</text:p>
      <text:p text:style-name="P4"/>
      <text:p text:style-name="P4">LO QUE PONER EN LA CONDICION DEL IF MIRAR LAS DIAPOS DE IF</text:p>
      <text:p text:style-name="P4"/>
      <text:p text:style-name="P4"/>
      <text:p text:style-name="P4">COMANDO CUT</text:p>
      <text:p text:style-name="P4"/>
      <text:p text:style-name="P4">cit -d ":" -f 4,5 ejercicio.txt</text:p>
      <text:p text:style-name="P4">-d:delimitador</text:p>
      <text:p text:style-name="P4">-f fields, seleccionar columnas</text:p>
      <text:p text:style-name="P4">-c caracteres=lista</text:p>
      <text:p text:style-name="P4"/>
      <text:p text:style-name="P4"/>
      <text:p text:style-name="P4">Grep</text:p>
      <text:p text:style-name="P4"><text:s/>Te permite buscar palabras o cadenas de texto en un archivo y te devuelve las lineas en las que están</text:p>
      <text:p text:style-name="P4"/>
      <text:p text:style-name="P4">grep [opciones] patron archivo</text:p>
      <text:p text:style-name="P4">-i no distingue entre mayusculas y minusculas</text:p>
      <text:p text:style-name="P4">-c muestra el numero de lineas con el patron</text:p>
      <text:p text:style-name="P4">-r habilita busqueda rcusiva en el directorio actual</text:p>
      <text:p text:style-name="P4">-n busca lineas y precede cada linea coincidente con un numero de linea</text:p>
      <text:p text:style-name="P4"/>
      <text:p text:style-name="P4">WC</text:p>
      <text:p text:style-name="P4"/>
      <text:p text:style-name="P4">wc muestra el numero de caracteres</text:p>
      <text:p text:style-name="P4"/>
      <text:p text:style-name="P4">wc [opcion] archivo</text:p>
      <text:p text:style-name="P4">si no pones opciones la respuesta estará compuesta por tres cifras nº lineas, nº palabras, nº caracteres. Si no pones nombre de archivo, se referirá a la entrada estandar.</text:p>
      <text:p text:style-name="P4">Si pones dos archivos, te saca en la primera linea los valores de cada uno y en la final la suma total de ambos</text:p>
      <text:p text:style-name="P4"/>
      <text:p text:style-name="P4"><text:soft-page-break/>-c muestr el numero de bytes</text:p>
      <text:p text:style-name="P4">-L nº caracteres de la linea mas larga</text:p>
      <text:p text:style-name="P4">-l muestra el numero de lineas del archivo</text:p>
      <text:p text:style-name="P4">-m muestra el numero de caracteres</text:p>
      <text:p text:style-name="P4">-w muestra el numero de palabras</text:p>
      <text:p text:style-name="P4"/>
      <text:p text:style-name="P4">FIND</text:p>
      <text:p text:style-name="P4"/>
      <text:p text:style-name="P4">Buscá los archivos espeificados en los directorios de tu ordenador</text:p>
      <text:p text:style-name="P4"/>
      <text:p text:style-name="P4">find [ruta] opciones [lo que buscas]</text:p>
      <text:p text:style-name="P4"/>
      <text:p text:style-name="P4">si en la ruta ponemos / buscará en todo el sistema, si ponemos . Buscara en el directorio actual, si ponemos ~ buscará desde home.</text:p>
      <text:p text:style-name="P4"/>
      <text:p text:style-name="P4">-name busca por nombre</text:p>
      <text:p text:style-name="P4">-iname busca por nombre, ignora mayusculas y minusculas</text:p>
      <text:p text:style-name="P4">-not que no contenga eso, EJEMPLO; find . <text:s/>-not -iname fichero.txt</text:p>
      <text:p text:style-name="P4"/>
      <text:p text:style-name="P4">puedes usar los comodineas a la hora de buscar como. EJEMPLO; find . -name "*.txt"</text:p>
      <text:p text:style-name="P4">Si añades -delete al final, borras el archivo</text:p>
      <text:p text:style-name="P4"/>
      <text:p text:style-name="P4"/>
      <text:p text:style-name="P4">TAIL</text:p>
      <text:p text:style-name="P4"/>
      <text:p text:style-name="P4">Imprime los ultimos 10 registros de un archivo</text:p>
      <text:p text:style-name="P4"/>
      <text:p text:style-name="P4">tail [opciones] fichero.txt</text:p>
      <text:p text:style-name="P4"/>
      <text:p text:style-name="P4">-n indica el numero de lineas a imprimir</text:p>
      <text:p text:style-name="P4">-c indica en ultimo numero de bytes (mides en bites)</text:p>
      <text:p text:style-name="P4"/>
      <text:p text:style-name="P4">HEAD</text:p>
      <text:p text:style-name="P4"/>
      <text:p text:style-name="P4">igual que tail pero con los primeros registros</text:p>
      <text:p text:style-name="P4"/>
      <text:p text:style-name="P4"/>
      <text:p text:style-name="P4">REDIRECCIONAMIENTO</text:p>
      <text:p text:style-name="P4">0: entrada estandar (normalmente teclado)</text:p>
      <text:p text:style-name="P4">1: salida estandar (normalmente consola)</text:p>
      <text:p text:style-name="P4">2: salida error</text:p>
      <text:p text:style-name="P4"/>
      <text:p text:style-name="P4">ls -l &gt;fichero.txt guarda la saida de ls -l en el fichero, si no existe lo crea y si existe lo sobresescribe</text:p>
      <text:p text:style-name="P4">ls -l &gt;&gt;fichero.txt, es igual que antes pero de existir el archivo, no lo sibresescribe, sino que sigue escribiendo justo debajo.</text:p>
      <text:p text:style-name="P4">Ls -l 2&gt;fichero.txt guarda el error</text:p>
      <text:p text:style-name="P4"/>
      <text:p text:style-name="P4">TUBERIAS</text:p>
      <text:p text:style-name="P4">Permite la salida de un comando a otro</text:p>
      <text:p text:style-name="P4">comando | comando</text:p>
      <text:p text:style-name="P4"><text:s/>EJEMPLO: rpm -qa | grep "glibc"</text:p>
      <text:p text:style-name="P4">esto busca los paquetes instalados y te los filtra por los que se llamen glibc</text:p>
      <text:p text:style-name="P4"><text:soft-page-break/></text:p>
      <text:p text:style-name="P4"/>
      <text:p text:style-name="P4">AT</text:p>
      <text:p text:style-name="P4"/>
      <text:p text:style-name="P4">Ejecuta comandos a una hora y fecha especificas</text:p>
      <text:p text:style-name="P4">at hora [fecha]</text:p>
      <text:p text:style-name="P4"/>
      <text:p text:style-name="P4">Ejemplo</text:p>
      <text:p text:style-name="P4">Tarea a las 11</text:p>
      <text:p text:style-name="P4">at 11:00 ls -l</text:p>
      <text:p text:style-name="P4"/>
      <text:p text:style-name="P4">Tarea a las 20 del domingo</text:p>
      <text:p text:style-name="P4">at 20:00 Sun</text:p>
      <text:p text:style-name="P4"/>
      <text:p text:style-name="P4">Tarea a las 04:00 el 14-03-2023</text:p>
      <text:p text:style-name="P4">at 04:00 2023-03-14</text:p>
      <text:p text:style-name="P4">at 04:00 23.03.14</text:p>
      <text:p text:style-name="P4"/>
      <text:p text:style-name="P4">Dentro de 3 horas</text:p>
      <text:p text:style-name="P4">at now + 3 hours</text:p>
      <text:p text:style-name="P4"/>
      <text:p text:style-name="P4">listar tareas programadas: atq</text:p>
      <text:p text:style-name="P4"/>
      <text:p text:style-name="P4">VARIABLES DE ENTORNO</text:p>
      <text:p text:style-name="P4"/>
      <text:p text:style-name="P4">$HOME: ruta a home del usuario</text:p>
      <text:p text:style-name="P4">$USER: devuelve el usuario</text:p>
      <text:p text:style-name="P4"/>
      <text:p text:style-name="P4">para crear una variable de entorno:</text:p>
      <text:p text:style-name="P4">export NOMBRE="lo que sea" </text:p>
      <text:p text:style-name="P4">quitar las variable de etorno</text:p>
      <text:p text:style-name="P4">unset NOMBRE</text:p>
      <text:p text:style-name="P4"/>
      <text:p text:style-name="Standard">1. PATH: Rutas (separadas por el carácter : ) donde el intérprete de comandos buscará los comandos que se vayan a ejecutar, si no se especifica una ruta hacia él.</text:p>
      <text:p text:style-name="Standard"/>
      <text:p text:style-name="Standard">2. HOME: Esta variable almacena la ruta al directorio en el que se encuentra el directorio personal del usuario.</text:p>
      <text:p text:style-name="Standard"/>
      <text:p text:style-name="Standard">3. SHELL: Ubicación del shell (intérprete de comandos) predeterminado del usuario.</text:p>
      <text:p text:style-name="Standard"/>
      <text:p text:style-name="Standard">4. USER: Nombre de usuario conectado en el sistema.</text:p>
      <text:p text:style-name="Standard"/>
      <text:p text:style-name="Standard">5. LANG: Configuración del idioma predeterminado que se utilizará en el sistema, y localización del sistema.</text:p>
      <text:p text:style-name="Standard"/>
      <text:p text:style-name="Standard">6. DISPLAY: Esta variable se utiliza para especificar el número de visualización de X Windows (el sistema de ventanas en Linux).</text:p>
      <text:p text:style-name="Standard"/>
      <text:p text:style-name="Standard">7. PS1: Formato del indicador de comando en la terminal (Prompt)</text:p>
      <text:p text:style-name="Standard"/>
      <text:p text:style-name="Standard">8. PS1: Formato del indicador de comando en la terminal (Prompt)</text:p>
      <text:p text:style-name="Standard"><text:soft-page-break/></text:p>
      <text:p text:style-name="Standard">9. TMP: Almacena la ubicación del directorio temporal donde se pueden almacenar archivos temporales.</text:p>
      <text:p text:style-name="Standard"/>
      <text:p text:style-name="Standard">10. PWD: Ruta al directorio actual en el que se encuentra el usuario.</text:p>
      <text:p text:style-name="Standard"/>
      <text:p text:style-name="Standard">11. OLDPWD: Ruta al directorio previo al actual en el que se encontraba el usuario.</text:p>
      <text:p text:style-name="Standard"/>
      <text:p text:style-name="Standard">12. LOGNAME: Nombre del usuario que está conectado en ese momento.</text:p>
      <text:p text:style-name="Standard"/>
      <text:p text:style-name="Standard">13. HOSTNAME: Nombre del equipo.</text:p>
      <text:p text:style-name="Standard"/>
      <text:p text:style-name="P4"/>
      <text:p text:style-name="P10">COMPRIMIR Y DESCOMPRIMIR</text:p>
      <text:p text:style-name="P4"/>
      <text:p text:style-name="P4"/>
      <text:p text:style-name="P4"/>
      <text:p text:style-name="P4"/>
      <text:p text:style-name="P10"/>
      <text:p text:style-name="P4"/>
      <text:p text:style-name="P4"/>
      <text:p text:style-name="P4"/>
      <text:p text:style-name="P4">Cront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9M12S</meta:editing-duration>
    <meta:editing-cycles>28</meta:editing-cycles>
    <meta:generator>OpenOffice/4.1.14$Win32 OpenOffice.org_project/4114m1$Build-9811</meta:generator>
    <dc:date>2024-04-15T22:55:24.80</dc:date>
    <dc:creator>Daniel Ojeda Martel</dc:creator>
    <meta:document-statistic meta:table-count="0" meta:image-count="0" meta:object-count="0" meta:page-count="5" meta:paragraph-count="126" meta:word-count="1003" meta:character-count="5798"/>
    <meta:user-defined meta:name="Info 1"/>
    <meta:user-defined meta:name="Info 2"/>
    <meta:user-defined meta:name="Info 3"/>
    <meta:user-defined meta:name="Info 4"/>
  </office:meta>
</office:document-meta>
</file>